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53.25pt" style:use-optimal-column-width="false"/>
    </style:style>
    <style:style style:name="ACOL-7" style:family="table-column">
      <style:table-column-properties style:column-width="102.75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65.25354330708662pt" style:use-optimal-column-width="true"/>
    </style:style>
    <style:style style:name="ACOL-10" style:family="table-column"/>
    <style:style style:name="ACOL-11" style:family="table-column">
      <style:table-column-properties style:column-width="104.25pt" style:use-optimal-column-width="false"/>
    </style:style>
    <style:style style:name="ACOL-12" style:family="table-column">
      <style:table-column-properties style:column-width="7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0" table:number-columns-repeated="225"/>
        <table:table-column table:style-name="ACOL-0" table:number-columns-repeated="1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3308</text:p>
          </table:table-cell>
          <table:table-cell table:style-name="ACE-2" office:value-type="float" office:value="6.2833300000000003">
            <text:p>6.28</text:p>
          </table:table-cell>
          <table:table-cell table:style-name="ACE-2" office:value-type="float" office:value="99.816670000000002">
            <text:p>99.82</text:p>
          </table:table-cell>
          <table:table-cell table:style-name="ACE-0" office:value-type="float" office:value="3000">
            <text:p>3000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Molluscs attached to U. Paleozoic marble cliff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6499999999999999">
            <text:p>1.6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TjiaEtal197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9888</text:p>
          </table:table-cell>
          <table:table-cell table:style-name="ACE-2" office:value-type="float" office:value="4.1833299999999998">
            <text:p>4.18</text:p>
          </table:table-cell>
          <table:table-cell table:style-name="ACE-2" office:value-type="float" office:value="100.59999999999999">
            <text:p>100.60</text:p>
          </table:table-cell>
          <table:table-cell table:style-name="ACE-0" office:value-type="float" office:value="865">
            <text:p>86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yster in growth position attached to granite 0.45 m above the top limit of living oysters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65">
            <text:p>65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TjiaFujii1992,MannEtal2019</text:p>
          </table:table-cell>
          <table:table-cell table:number-columns-repeated="240" table:style-name="ACE-0"/>
        </table:table-row>
        <table:table-row table:style-name="AROW-0">
          <table:table-cell table:number-columns-repeated="4" table:style-name="ACE-0"/>
          <table:table-cell table:number-columns-repeated="2" table:style-name="ACE-2"/>
          <table:table-cell table:number-columns-repeated="250" table:style-name="ACE-0"/>
        </table:table-row>
        <table:table-row table:style-name="AROW-0" table:number-rows-repeated="35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9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65384">
          <table:table-cell table:number-columns-repeated="256"/>
        </table:table-row>
        <table:table-row table:style-name="AROW-0" table:number-rows-repeated="19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5" gnm:cursor-row="1">
          <gnm:selection gnm:start-col="15" gnm:start-row="1" gnm:end-col="15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8:27:5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